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6]-[.F6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7]-[.F7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7])" office:value-type="float" office:value="840" calcext:value-type="float">
            <text:p>84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16.6482417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16.649390553">00:00:00</text:time></text:span><text:span text:style-name="MT2"><text:time style:data-style-name="N2" text:time-value="16:07:16.649425367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05">00/00/0000</text:date><text:s/>- <text:time style:data-style-name="N2" text:time-value="16:07:16.65080639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1-05T16:08:46.512617246</dc:date>
    <meta:print-date>2020-10-05T15:55:44.962000000</meta:print-date>
    <dc:language>pt-PT</dc:language>
    <meta:editing-cycles>703</meta:editing-cycles>
    <meta:editing-duration>PT10H24M42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